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3.866in"/>
    </style:style>
    <style:style style:name="Table1.C" style:family="table-column">
      <style:table-column-properties style:column-width="2.3111in"/>
    </style:style>
    <style:style style:name="Table1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ff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212c8c"/>
    </style:style>
    <style:style style:name="P2" style:family="paragraph" style:parent-style-name="Text_20_body">
      <style:text-properties officeooo:paragraph-rsid="003ba239"/>
    </style:style>
    <style:style style:name="P3" style:family="paragraph" style:parent-style-name="Text_20_body">
      <style:text-properties officeooo:rsid="004996a8" officeooo:paragraph-rsid="004996a8"/>
    </style:style>
    <style:style style:name="P4" style:family="paragraph" style:parent-style-name="Text_20_body" style:list-style-name="L1">
      <style:text-properties officeooo:rsid="004996a8" officeooo:paragraph-rsid="004996a8"/>
    </style:style>
    <style:style style:name="P5" style:family="paragraph" style:parent-style-name="Text_20_body">
      <style:text-properties officeooo:rsid="00531623" officeooo:paragraph-rsid="00531623"/>
    </style:style>
    <style:style style:name="P6" style:family="paragraph" style:parent-style-name="Text_20_body" style:list-style-name="L2">
      <style:text-properties officeooo:rsid="00531623" officeooo:paragraph-rsid="00531623"/>
    </style:style>
    <style:style style:name="P7" style:family="paragraph" style:parent-style-name="Text_20_body" style:list-style-name="L1">
      <style:text-properties officeooo:rsid="006416b9" officeooo:paragraph-rsid="006416b9"/>
    </style:style>
    <style:style style:name="P8" style:family="paragraph" style:parent-style-name="Text_20_body">
      <style:text-properties officeooo:rsid="0065ad81" officeooo:paragraph-rsid="0065ad81"/>
    </style:style>
    <style:style style:name="P9" style:family="paragraph" style:parent-style-name="Text_20_body">
      <style:text-properties officeooo:rsid="0066c001" officeooo:paragraph-rsid="0066c001"/>
    </style:style>
    <style:style style:name="P10" style:family="paragraph" style:parent-style-name="Title">
      <style:text-properties officeooo:rsid="001fe26c" officeooo:paragraph-rsid="001fe26c"/>
    </style:style>
    <style:style style:name="P11" style:family="paragraph" style:parent-style-name="Heading_20_1">
      <style:text-properties officeooo:rsid="00212c8c" officeooo:paragraph-rsid="00212c8c"/>
    </style:style>
    <style:style style:name="P12" style:family="paragraph" style:parent-style-name="Heading_20_1">
      <style:paragraph-properties fo:break-before="page"/>
      <style:text-properties officeooo:rsid="003ba239" officeooo:paragraph-rsid="003ba239"/>
    </style:style>
    <style:style style:name="P13" style:family="paragraph" style:parent-style-name="Heading_20_1">
      <style:paragraph-properties fo:break-before="page"/>
      <style:text-properties officeooo:rsid="005117d0" officeooo:paragraph-rsid="005117d0"/>
    </style:style>
    <style:style style:name="P14" style:family="paragraph" style:parent-style-name="Table_20_Contents">
      <style:text-properties officeooo:rsid="003c4b29" officeooo:paragraph-rsid="003c4b29"/>
    </style:style>
    <style:style style:name="P15" style:family="paragraph" style:parent-style-name="Table_20_Contents">
      <style:text-properties fo:font-weight="bold" officeooo:rsid="003c4b29" officeooo:paragraph-rsid="003c4b29" style:font-weight-asian="bold" style:font-weight-complex="bold"/>
    </style:style>
    <style:style style:name="P16" style:family="paragraph" style:parent-style-name="Table_20_Contents">
      <style:text-properties fo:font-weight="bold" officeooo:rsid="003df0b6" officeooo:paragraph-rsid="003df0b6" style:font-weight-asian="bold" style:font-weight-complex="bold"/>
    </style:style>
    <style:style style:name="P17" style:family="paragraph" style:parent-style-name="Table_20_Contents">
      <style:text-properties fo:font-weight="bold" officeooo:rsid="003e69d2" officeooo:paragraph-rsid="003e69d2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officeooo:rsid="003df0b6"/>
    </style:style>
    <style:style style:name="T2" style:family="text">
      <style:text-properties officeooo:rsid="0041163a"/>
    </style:style>
    <style:style style:name="T3" style:family="text">
      <style:text-properties officeooo:rsid="00490c76"/>
    </style:style>
    <style:style style:name="T4" style:family="text">
      <style:text-properties officeooo:rsid="004d006b"/>
    </style:style>
    <style:style style:name="T5" style:family="text">
      <style:text-properties officeooo:rsid="00531623"/>
    </style:style>
    <style:style style:name="T6" style:family="text">
      <style:text-properties officeooo:rsid="0053c18c"/>
    </style:style>
    <style:style style:name="T7" style:family="text">
      <style:text-properties officeooo:rsid="0055fb15"/>
    </style:style>
    <style:style style:name="T8" style:family="text">
      <style:text-properties officeooo:rsid="0056e611"/>
    </style:style>
    <style:style style:name="T9" style:family="text">
      <style:text-properties officeooo:rsid="0058e4fb"/>
    </style:style>
    <style:style style:name="T10" style:family="text">
      <style:text-properties officeooo:rsid="005907f3"/>
    </style:style>
    <style:style style:name="T11" style:family="text">
      <style:text-properties officeooo:rsid="005bdbe1"/>
    </style:style>
    <style:style style:name="T12" style:family="text">
      <style:text-properties officeooo:rsid="005cb946"/>
    </style:style>
    <style:style style:name="T13" style:family="text">
      <style:text-properties officeooo:rsid="005cf9ae"/>
    </style:style>
    <style:style style:name="T14" style:family="text">
      <style:text-properties officeooo:rsid="006162ff"/>
    </style:style>
    <style:style style:name="T15" style:family="text">
      <style:text-properties officeooo:rsid="006209e3"/>
    </style:style>
    <style:style style:name="T16" style:family="text">
      <style:text-properties officeooo:rsid="006574e2"/>
    </style:style>
    <style:style style:name="T17" style:family="text">
      <style:text-properties officeooo:rsid="0066c0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654in" fo:min-width="1.4307in"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035in" fo:min-width="1.3126in"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201in" fo:min-width="1.378in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0102in" fo:min-width="1.752in" style:run-through="foreground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201in" fo:min-width="1.1291in"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7701in" fo:min-width="2.2709in" style:run-through="foreground" style:vertical-pos="from-top" style:vertical-rel="paragraph" style:horizontal-pos="from-left" style:horizontal-rel="paragraph"/>
    </style:style>
    <style:style style:name="gr8" style:family="graphic">
      <style:graphic-properties draw:marker-start="Arrowheads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9" style:family="graphic">
      <style:graphic-properties draw:marker-end="" draw:textarea-horizontal-align="justify" draw:textarea-vertical-align="middle" draw:auto-grow-height="false" fo:min-height="0.4654in" fo:min-width="1.4307in" style:run-through="foreground" style:vertical-pos="from-top" style:vertical-rel="paragraph" style:horizontal-pos="from-left" style:horizontal-rel="paragraph"/>
    </style:style>
    <style:style style:name="gr10" style:family="graphic">
      <style:graphic-properties draw:marker-start="Arrowheads_20_1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Arrowheads_20_1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1</text:p>
      <text:h text:style-name="P11" text:outline-level="1">Top-view flow</text:h>
      <text:p text:style-name="P1"><draw:line text:anchor-type="paragraph" draw:z-index="0" draw:name="Shape4" draw:style-name="gr1" draw:text-style-name="P18" svg:x1="1.0508in" svg:y1="1.252in" svg:x2="1.6965in" svg:y2="1.252in"><text:p/></draw:line><draw:custom-shape text:anchor-type="paragraph" draw:z-index="1" draw:name="Shape1" draw:style-name="gr2" draw:text-style-name="P18" svg:width="2.2713in" svg:height="0.7394in" svg:x="2.3634in" svg:y="3.378in"><text:p text:style-name="P18">4.</text:p><text:p text:style-name="P18">User charact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1" draw:style-name="gr3" draw:text-style-name="P18" svg:width="2.0835in" svg:height="0.9579in" svg:x="-0.2516in" svg:y="4.4299in"><text:p text:style-name="P18">5.</text:p><text:p text:style-name="P18">LUT</text:p><text:p text:style-name="P18">Domain vs. Links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1" draw:style-name="gr4" draw:text-style-name="P18" svg:width="2.1878in" svg:height="1.3024in" svg:x="1.4362in" svg:y="0.4398in"><text:p text:style-name="P18">1. <text:line-break/>DB Users</text:p><text:p text:style-name="P18">Content records </text:p><text:p text:style-name="P18">&amp;</text:p><text:p text:style-name="P18">characteristics</text:p><text:p text:style-name="P18"/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Shape1" draw:style-name="gr5" draw:text-style-name="P18" svg:width="2.7815in" svg:height="1.6051in" svg:x="3.6862in" svg:y="-0.0709in"><text:p text:style-name="P18">2. </text:p><text:p text:style-name="P18">Ip address</text:p><text:p text:style-name="P18">&amp;</text:p><text:p text:style-name="P18">Surfing time</text:p><text:p text:style-name="P18">&amp;<text:line-break/>short history content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" draw:name="Shape1" draw:style-name="gr6" draw:text-style-name="P18" svg:width="1.7921in" svg:height="0.6661in" svg:x="4.8008in" svg:y="4.6071in"><text:p text:style-name="P18">7. </text:p><text:p text:style-name="P18">Target website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" draw:name="Shape2" draw:style-name="gr7" draw:text-style-name="P18" svg:width="2.2713in" svg:height="0.7705in" svg:x="2.3008in" svg:y="2.1799in"><text:p text:style-name="P18">3. </text:p><text:p text:style-name="P18">Build user charact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2" draw:style-name="gr7" draw:text-style-name="P18" svg:width="2.2713in" svg:height="0.7705in" svg:x="2.1862in" svg:y="4.5236in"><text:p text:style-name="P18">6. </text:p><text:p text:style-name="P18">Score recommendations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name="Shape3" draw:style-name="gr8" draw:text-style-name="P18" svg:x1="2.6445in" svg:y1="2.1795in" svg:x2="2.6236in" svg:y2="1.7311in"><text:p/></draw:line><draw:line text:anchor-type="paragraph" draw:z-index="9" draw:name="Shape3" draw:style-name="gr8" draw:text-style-name="P18" svg:x1="3.6862in" svg:y1="3.3984in" svg:x2="3.6654in" svg:y2="2.95in"><text:p/></draw:line><draw:custom-shape text:anchor-type="paragraph" draw:z-index="10" draw:name="Shape1" draw:style-name="gr9" draw:text-style-name="P18" svg:width="2.2713in" svg:height="0.7394in" svg:x="2.1547in" svg:y="5.6382in"><text:p text:style-name="P18">8. </text:p><text:p text:style-name="P18">Recommendation</text:p><text:p text:style-name="P18">links 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1" draw:name="Shape3" draw:style-name="gr8" draw:text-style-name="P18" svg:x1="3.3843in" svg:y1="4.565in" svg:x2="3.3634in" svg:y2="4.1165in"><text:p/></draw:line><draw:line text:anchor-type="paragraph" draw:z-index="12" draw:name="Shape3" draw:style-name="gr8" draw:text-style-name="P18" svg:x1="4.4571in" svg:y1="4.9508in" svg:x2="4.9988in" svg:y2="4.95in"><text:p/></draw:line><draw:line text:anchor-type="paragraph" draw:z-index="13" draw:name="Shape3" draw:style-name="gr8" draw:text-style-name="P18" svg:x1="2.1862in" svg:y1="4.9713in" svg:x2="1.561in" svg:y2="4.9602in"><text:p/></draw:line><draw:line text:anchor-type="paragraph" draw:z-index="14" draw:name="Shape3" draw:style-name="gr8" draw:text-style-name="P18" svg:x1="3.3839in" svg:y1="5.6902in" svg:x2="3.3839in" svg:y2="5.2937in"><text:p/></draw:line><draw:line text:anchor-type="paragraph" draw:z-index="15" draw:name="Shape5" draw:style-name="gr1" draw:text-style-name="P18" svg:x1="1.061in" svg:y1="3.0756in" svg:x2="1.0508in" svg:y2="1.252in"><text:p/></draw:line><draw:line text:anchor-type="paragraph" draw:z-index="16" draw:name="Shape6" draw:style-name="gr8" draw:text-style-name="P18" svg:x1="2.1862in" svg:y1="4.5236in" svg:x2="1.0508in" svg:y2="3.0756in"><text:p/></draw:line><draw:line text:anchor-type="paragraph" draw:z-index="17" draw:name="Shape3" draw:style-name="gr8" draw:text-style-name="P18" svg:x1="4.2902in" svg:y1="2.1795in" svg:x2="4.2799in" svg:y2="1.5339in"><text:p/></draw:line><draw:line text:anchor-type="paragraph" draw:z-index="18" draw:name="Shape3" draw:style-name="gr8" draw:text-style-name="P18" svg:x1="3.2484in" svg:y1="6.7736in" svg:x2="3.2484in" svg:y2="6.3772in"><text:p/></draw:line><draw:custom-shape text:anchor-type="paragraph" draw:z-index="19" draw:name="Shape2" draw:style-name="gr7" draw:text-style-name="P18" svg:width="2.2713in" svg:height="0.7705in" svg:x="2.1236in" svg:y="6.7528in"><text:p text:style-name="P18">9. </text:p><text:p text:style-name="P18">Update DB</text:p><draw:enhanced-geometry svg:viewBox="0 0 21600 21600" draw:mirror-horizontal="false" draw:mirror-vertical="false" draw:type="rectangle" draw:enhanced-path="M 0 0 L 21600 0 21600 21600 0 21600 0 0 Z N"/></draw:custom-shape></text:p>
      <text:h text:style-name="P12" text:outline-level="1">1. DB User content &amp; characteristic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Characteristics </text:p>
            <text:p text:style-name="P15">[</text:p>
            <text:p text:style-name="P15"><text:span text:style-name="T15">IP, surfing hr, </text:span>Geography, <text:span text:style-name="T1">isMarried, Family members characteristics</text:span>, Gender, Weather, Hour, Age, Special dates, <text:span text:style-name="T14">social class</text:span></text:p>
            <text:p text:style-name="P15">]</text:p>
          </table:table-cell>
          <table:table-cell table:style-name="Table1.C1" office:value-type="string">
            <text:p text:style-name="P15">Content</text:p>
            <text:p text:style-name="P16">[</text:p>
            <text:p text:style-name="P16">Search queries, documents key-words, <text:span text:style-name="T5">images features, </text:span>links offered selected <text:span text:style-name="T2">+ text length &amp; complexity + spent time</text:span>, links offered unselected</text:p>
            <text:p text:style-name="P16">]</text:p>
          </table:table-cell>
        </table:table-row>
        <table:table-row>
          <table:table-cell table:style-name="Table1.A2" office:value-type="string">
            <text:p text:style-name="P14">User 1 </text:p>
          </table:table-cell>
          <table:table-cell table:style-name="Table1.B4" office:value-type="string">
            <text:p text:style-name="P1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4">User 2</text:p>
          </table:table-cell>
          <table:table-cell table:style-name="Table1.B4" office:value-type="string">
            <text:p text:style-name="P14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4">User N</text:p>
          </table:table-cell>
          <table:table-cell table:style-name="Table1.B5" office:value-type="string">
            <text:p text:style-name="P14"/>
          </table:table-cell>
          <table:table-cell table:style-name="Table1.C5" office:value-type="string">
            <text:p text:style-name="Table_20_Contents"/>
          </table:table-cell>
        </table:table-row>
      </table:table>
      <text:p text:style-name="P2"/>
      <text:p text:style-name="P3">* <text:span text:style-name="T8">User ID: how can we increase certainty for user’s ID? Several persons can surf from <text:s/>the same computer with the same login.</text:span></text:p>
      <text:list xml:id="list7077185664441514182" text:style-name="L1">
        <text:list-item>
          <text:p text:style-name="P4">User ID = highest correlation features such as ip address, surfing <text:span text:style-name="T7">time</text:span></text:p>
        </text:list-item>
        <text:list-item>
          <text:p text:style-name="P4"><text:span text:style-name="T4">Machine learning on mouse move and clicks characteristics? <text:line-break/>k-SVD on screen’s x, y, t considering buttons ports on screen.</text:span></text:p>
          <text:p text:style-name="P7"/>
        </text:list-item>
      </text:list>
      <text:h text:style-name="P13" text:outline-level="1">3. Build user character</text:h>
      <text:p text:style-name="P5"><text:span text:style-name="T6">Maximize similarity indicators between user</text:span> <text:span text:style-name="T9">to users characteristics:</text:span></text:p>
      <text:list xml:id="list7916017314185739761" text:style-name="L2">
        <text:list-item>
          <text:p text:style-name="P6"><text:s/><text:span text:style-name="T10">Indicate user ID</text:span></text:p>
        </text:list-item>
        <text:list-item>
          <text:p text:style-name="P6"><text:s/><text:span text:style-name="T11">User full dimension features vector: Populate full user’s features vector – read his/her local logs and from central DB</text:span></text:p>
        </text:list-item>
        <text:list-item>
          <text:p text:style-name="P6"><text:s/><text:span text:style-name="T16">Populate full dimension features matrix of other persons by correlation indicators.</text:span></text:p>
        </text:list-item>
        <text:list-item>
          <text:p text:style-name="P6"><text:s/><text:span text:style-name="T13">Dimension reduction1: learn a threshold per each dimension for which only higher values survive.</text:span></text:p>
        </text:list-item>
        <text:list-item>
          <text:p text:style-name="P6"><text:s/><text:span text:style-name="T10">User character = reduced dimension vector:<text:line-break/>w * [Full user’s features vector] <text:s/>+ (1 – w) *[correlated vector from DB]<text:line-break/>w is a weight vector to be learn considering frequency of magnitudes and trends. </text:span></text:p>
        </text:list-item>
      </text:list>
      <text:p text:style-name="P8">Offered NN stage <text:span text:style-name="T17">so far</text:span>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21" draw:name="Shape7" draw:style-name="gr11" draw:text-style-name="P18" svg:width="0.1358in" svg:height="0.1358in" svg:x="0.0717in" svg:y="0.1535in"><text:p text:style-name="P18"><text:s/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9"><draw:custom-shape text:anchor-type="paragraph" draw:z-index="20" draw:name="Shape7" draw:style-name="gr10" draw:text-style-name="P18" svg:width="0.1358in" svg:height="0.1358in" svg:x="3.4571in" svg:y="0.633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line-height="150%" fo:keep-with-next="always"/>
      <style:text-properties style:font-name="Liberation Sans" fo:font-family="'Liberation Sans'" style:font-family-generic="swiss" style:font-pitch="variable" fo:font-size="14pt" fo:letter-spacing="0.0138in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/>
      <style:text-properties fo:letter-spacing="0.0138i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font-size="28pt" fo:letter-spacing="0.0138in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-image-width="0in" draw:fill-image-height="0in"/>
      <style:paragraph-properties fo:margin-top="0.0417in" fo:margin-bottom="0.0835in" loext:contextual-spacing="false" fo:line-height="150%" fo:text-align="center" style:justify-single-word="false" style:page-number="auto" style:shadow="none">
        <style:tab-stops/>
      </style:paragraph-properties>
      <style:text-properties fo:font-size="18pt" fo:letter-spacing="0.0138in" fo:background-color="transparen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indent="0in" style:auto-text-indent="false"/>
      <style:text-properties fo:font-size="130%" fo:letter-spacing="0.0138in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line-height="150%" fo:text-indent="0in" style:auto-text-indent="false"/>
      <style:text-properties fo:font-size="115%" fo:letter-spacing="0.0138in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line-height="150%" fo:text-indent="0in" style:auto-text-indent="false"/>
      <style:text-properties fo:font-size="101%" fo:letter-spacing="0.0138in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2:25:06.720764052</meta:creation-date>
    <dc:date>2017-03-26T12:10:46.071510295</dc:date>
    <meta:editing-duration>P1DT13H3M39S</meta:editing-duration>
    <meta:editing-cycles>60</meta:editing-cycles>
    <meta:generator>LibreOffice/5.1.4.2$Linux_X86_64 LibreOffice_project/10m0$Build-2</meta:generator>
    <meta:document-statistic meta:table-count="1" meta:image-count="0" meta:object-count="0" meta:page-count="3" meta:paragraph-count="26" meta:word-count="215" meta:character-count="1333" meta:non-whitespace-character-count="1138"/>
  </office:meta>
</office:document-meta>
</file>